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4.416cm"/>
    </style:style>
    <style:style style:name="co3" style:family="table-column">
      <style:table-column-properties fo:break-before="auto" style:column-width="10.60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0.5pt" fo:font-style="normal" fo:text-shadow="none" style:text-underline-style="none" fo:font-weight="normal" style:font-name-asian="游ゴシック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51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0.5pt" fo:font-style="normal" fo:text-shadow="none" style:text-underline-style="none" fo:font-weight="normal" style:font-name-asian="游ゴシック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游ゴシック" fo:font-size="10.5pt" fo:font-style="normal" fo:text-shadow="none" style:text-underline-style="none" fo:font-weight="normal" style:font-name-asian="游ゴシック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 fo:font-size="10.5pt" style:font-size-asian="10.5pt" style:font-size-complex="10.5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游ゴシック" fo:font-size="10.5pt" fo:font-style="normal" fo:text-shadow="none" style:text-underline-style="none" fo:font-weight="normal" style:font-name-asian="游ゴシック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起動・インストーラー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1"/>
        <table:table-column table:style-name="co5" table:number-columns-repeated="16380" table:default-cell-style-name="ce8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number-columns-repeated="2"/>
          <table:table-cell table:style-name="ce9"/>
          <table:table-cell table:number-columns-repeated="16380"/>
        </table:table-row>
        <table:table-row table:style-name="ro1" table:number-rows-repeated="40">
          <table:table-cell table:style-name="ce3"/>
          <table:table-cell table:style-name="ce7" table:number-columns-repeated="2"/>
          <table:table-cell table:style-name="ce10"/>
          <table:table-cell table:number-columns-repeated="16380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タイトル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オープニング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移動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イカダ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イカダに乗れること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イカダを漕げること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イカダを降りられること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クエスト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戦闘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クラフト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パッチテスト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倉庫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メニュー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死亡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セーブ・ロード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table table:name="エンディング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　　　　　　　　　　　　　　確認したいこと　　　　　　　　　　　　　　　　</text:p>
          </table:table-cell>
          <table:table-cell table:style-name="ce1" office:value-type="string" calcext:value-type="string">
            <text:p>　　　　　　　　　　　手順（必要なら）　　　　　　　　</text:p>
          </table:table-cell>
          <table:table-cell table:style-name="ce1" office:value-type="string" calcext:value-type="string">
            <text:p>結果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table:number-columns-repeated="2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1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00/00/00</text:date>, <text:time style:data-style-name="N2" text:time-value="16:56:10.2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6:51:00.993000000</meta:creation-date>
    <dc:date>2025-03-07T17:11:11.611000000</dc:date>
    <meta:editing-duration>PT8M14S</meta:editing-duration>
    <meta:editing-cycles>3</meta:editing-cycles>
    <meta:generator>LibreOffice/24.2.4.2$Windows_X86_64 LibreOffice_project/51a6219feb6075d9a4c46691dcfe0cd9c4fff3c2</meta:generator>
    <meta:document-statistic meta:table-count="14" meta:cell-count="521" meta:object-count="0"/>
  </office:meta>
</office:document-meta>
</file>